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92in"/>
    </style:style>
    <style:style style:name="co2" style:family="table-column">
      <style:table-column-properties fo:break-before="auto" style:column-width="0.8354in"/>
    </style:style>
    <style:style style:name="co3" style:family="table-column">
      <style:table-column-properties fo:break-before="auto" style:column-width="5.1752in"/>
    </style:style>
    <style:style style:name="co4" style:family="table-column">
      <style:table-column-properties fo:break-before="auto" style:column-width="0.9618in"/>
    </style:style>
    <style:style style:name="co5" style:family="table-column">
      <style:table-column-properties fo:break-before="auto" style:column-width="1.4339in"/>
    </style:style>
    <style:style style:name="co6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1" style:family="table-cell" style:parent-style-name="Goo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12" style:family="table-cell" style:parent-style-name="Error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13" style:family="table-cell" style:parent-style-name="Neutral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3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Goo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40" style:family="table-cell" style:parent-style-name="Error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41" style:family="table-cell" style:parent-style-name="Neutral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number-columns-repeated="2"/>
          <table:table-cell table:style-name="ce32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33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9" office:value-type="string" calcext:value-type="string">
            <text:p>Sr. No.</text:p>
          </table:table-cell>
          <table:table-cell table:style-name="ce20" office:value-type="string" calcext:value-type="string">
            <text:p>Topic:</text:p>
          </table:table-cell>
          <table:table-cell table:style-name="ce20" office:value-type="string" calcext:value-type="string">
            <text:p>Problem: </text:p>
          </table:table-cell>
          <table:table-cell table:style-name="ce37" office:value-type="string" calcext:value-type="string">
            <text:p>Done </text:p>
          </table:table-cell>
          <table:table-cell table:style-name="ce42" office:value-type="string" calcext:value-type="string">
            <text:p><text:s text:c="5"/>Not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38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40" office:value-type="string" calcext:value-type="string">
            <text:p>N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imp</text:p>
          </table:table-cell>
          <table:table-cell table:number-columns-repeated="59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leetcode.com/problems/merge-intervals/" xlink:type="simple">Merge Intervals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good</text:p>
          </table:table-cell>
          <table:table-cell table:number-columns-repeated="59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need to optimize thr merge</text:p>
          </table:table-cell>
          <table:table-cell table:number-columns-repeated="59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nice</text:p>
          </table:table-cell>
          <table:table-cell table:number-columns-repeated="59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<text:s/>need to optimize</text:p>
          </table:table-cell>
          <table:table-cell table:number-columns-repeated="59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35"/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31"/>
          <table:table-cell table:style-name="ce35"/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31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leetcode.com/problems/reverse-string/" xlink:type="simple">Reverse a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31" office:value-type="string" calcext:value-type="string">
            <text:p>String</text:p>
          </table:table-cell>
          <table:table-cell table:style-name="ce35" office:value-type="string" calcext:value-type="string">
            <text:p>Why strings are immutable in Java?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31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spoj.com/problems/AGGRCOW/" xlink:type="simple">Aggressive cow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spoj.com/problems/EKO/" xlink:type="simple">EKOSPOJ: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spoj.com/problems/PRATA/" xlink:type="simple">ROTI-Prata SPOJ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spoj.com/problems/ANARC05B/" xlink:type="simple">DoubleHelix SPOJ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spoj.com/problems/SUBSUMS/" xlink:type="simple">Subset Sum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31" office:value-type="string" calcext:value-type="string">
            <text:p>LinkedList</text:p>
          </table:table-cell>
          <table:table-cell table:style-name="ce35" office:value-type="string" calcext:value-type="string">
            <text:p>Can we reverse a linked list in less than O(n) ?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31" office:value-type="string" calcext:value-type="string">
            <text:p>LinkedList</text:p>
          </table:table-cell>
          <table:table-cell table:style-name="ce35" office:value-type="string" calcext:value-type="string">
            <text:p>Why Quicksort is preferred for. Arrays and Merge Sort for LinkedLists ?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31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31" office:value-type="string" calcext:value-type="string">
            <text:p>Binary Search Trees</text:p>
          </table:table-cell>
          <table:table-cell table:style-name="ce36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DIEHARD/" xlink:type="simple">DIEHARD -DIE HARD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GCJ101BB/" xlink:type="simple">Picking Up Chick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CHOCOLA/" xlink:type="simple">CHOCOLA –Chocolat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tug-of-war/" xlink:type="simple">Tug of Wa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31" office:value-type="string" calcext:value-type="string">
            <text:p>Stacks &amp; Queues</text:p>
          </table:table-cell>
          <table:table-cell table:style-name="ce36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31" office:value-type="string" calcext:value-type="string">
            <text:p>Heap</text:p>
          </table:table-cell>
          <table:table-cell table:style-name="ce36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flood-fill/" xlink:type="simple">flood fill alg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clone-graph/" xlink:type="simple">Clone a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word-ladder/" xlink:type="simple">word Ladder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3">
          <table:table-cell/>
          <table:table-cell table:style-name="ce31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7:26:12.218779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6-05T17:25:32.978731674</dc:date>
    <meta:generator>LibreOffice/7.0.5.2$Linux_X86_64 LibreOffice_project/00$Build-2</meta:generator>
    <meta:editing-duration>PT16H42M11S</meta:editing-duration>
    <meta:editing-cycles>18</meta:editing-cycles>
    <meta:document-statistic meta:table-count="1" meta:cell-count="18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